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e5a" officeooo:paragraph-rsid="00004e5a"/>
    </style:style>
    <style:style style:name="P2" style:family="paragraph" style:parent-style-name="Standard">
      <style:text-properties officeooo:rsid="000068a4" officeooo:paragraph-rsid="000068a4"/>
    </style:style>
    <style:style style:name="P3" style:family="paragraph" style:parent-style-name="Standard">
      <style:text-properties officeooo:rsid="0000c634" officeooo:paragraph-rsid="0000c634"/>
    </style:style>
    <style:style style:name="P4" style:family="paragraph" style:parent-style-name="Standard">
      <style:text-properties officeooo:rsid="0002070c" officeooo:paragraph-rsid="0002070c"/>
    </style:style>
    <style:style style:name="P5" style:family="paragraph" style:parent-style-name="Standard">
      <style:text-properties officeooo:rsid="00004e5a" officeooo:paragraph-rsid="00004e5a"/>
    </style:style>
    <style:style style:name="P6" style:family="paragraph" style:parent-style-name="Standard">
      <style:text-properties officeooo:rsid="0005449a" officeooo:paragraph-rsid="0005449a"/>
    </style:style>
    <style:style style:name="P7" style:family="paragraph" style:parent-style-name="Standard">
      <style:text-properties officeooo:rsid="0005543d" officeooo:paragraph-rsid="0005543d"/>
    </style:style>
    <style:style style:name="P8" style:family="paragraph" style:parent-style-name="Standard">
      <style:text-properties officeooo:rsid="000068a4" officeooo:paragraph-rsid="000068a4"/>
    </style:style>
    <style:style style:name="P9" style:family="paragraph" style:parent-style-name="Standard">
      <style:text-properties officeooo:rsid="000068a4" officeooo:paragraph-rsid="0009d0d4"/>
    </style:style>
    <style:style style:name="P10" style:family="paragraph" style:parent-style-name="Standard">
      <style:text-properties officeooo:rsid="0009d0d4" officeooo:paragraph-rsid="0009d0d4"/>
    </style:style>
    <style:style style:name="P11" style:family="paragraph" style:parent-style-name="Standard">
      <style:text-properties officeooo:rsid="000b106f" officeooo:paragraph-rsid="000b106f"/>
    </style:style>
    <style:style style:name="P12" style:family="paragraph" style:parent-style-name="Standard">
      <style:text-properties fo:font-weight="bold" officeooo:rsid="000c337a" officeooo:paragraph-rsid="000c337a" style:font-weight-asian="bold" style:font-weight-complex="bold"/>
    </style:style>
    <style:style style:name="P13" style:family="paragraph" style:parent-style-name="Standard">
      <style:text-properties fo:font-weight="bold" officeooo:rsid="000068a4" officeooo:paragraph-rsid="0009d0d4" style:font-weight-asian="bold" style:font-weight-complex="bold"/>
    </style:style>
    <style:style style:name="P14" style:family="paragraph" style:parent-style-name="Standard">
      <style:text-properties fo:font-weight="bold" officeooo:rsid="000cb81b" officeooo:paragraph-rsid="000cb81b" style:font-weight-asian="bold" style:font-weight-complex="bold"/>
    </style:style>
    <style:style style:name="P15" style:family="paragraph" style:parent-style-name="Standard">
      <style:text-properties fo:font-weight="normal" officeooo:rsid="000cb81b" officeooo:paragraph-rsid="000cb81b" style:font-weight-asian="normal" style:font-weight-complex="normal"/>
    </style:style>
    <style:style style:name="P16" style:family="paragraph" style:parent-style-name="Standard">
      <style:text-properties fo:font-weight="normal" officeooo:rsid="000e2253" officeooo:paragraph-rsid="000e2253" style:font-weight-asian="normal" style:font-weight-complex="normal"/>
    </style:style>
    <style:style style:name="P17" style:family="paragraph" style:parent-style-name="Standard">
      <style:text-properties officeooo:rsid="000f9227" officeooo:paragraph-rsid="000f9227"/>
    </style:style>
    <style:style style:name="T1" style:family="text">
      <style:text-properties officeooo:rsid="0000c634"/>
    </style:style>
    <style:style style:name="T2" style:family="text">
      <style:text-properties officeooo:rsid="0002070c"/>
    </style:style>
    <style:style style:name="T3" style:family="text">
      <style:text-properties officeooo:rsid="0005543d"/>
    </style:style>
    <style:style style:name="T4" style:family="text">
      <style:text-properties officeooo:rsid="00065377"/>
    </style:style>
    <style:style style:name="T5" style:family="text">
      <style:text-properties officeooo:rsid="00071c7d"/>
    </style:style>
    <style:style style:name="T6" style:family="text">
      <style:text-properties officeooo:rsid="00072407"/>
    </style:style>
    <style:style style:name="T7" style:family="text">
      <style:text-properties officeooo:rsid="00081de6"/>
    </style:style>
    <style:style style:name="T8" style:family="text">
      <style:text-properties officeooo:rsid="0009d0d4"/>
    </style:style>
    <style:style style:name="T9" style:family="text">
      <style:text-properties officeooo:rsid="000b106f"/>
    </style:style>
    <style:style style:name="T10" style:family="text">
      <style:text-properties officeooo:rsid="000c337a"/>
    </style:style>
    <style:style style:name="T11" style:family="text">
      <style:text-properties officeooo:rsid="00102f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DI-agent</text:p>
      <text:p text:style-name="P1"/>
      <text:p text:style-name="P1">The BDI-agent reasons using a set of propositional atoms, and higher order statements. The statements are explained from the perspective of one player, playing against her opponent. Lets refer to our player as Bob, which is playing against Alice <text:span text:style-name="T2">for clear writing</text:span>.</text:p>
      <text:p text:style-name="P1"/>
      <text:p text:style-name="P6">The propositional statements are represented using a grid to encode its evaluation for coordinates corresponding to coordinates of the board. Often a 1 encodes that a statement is true for this location. A 0 encodes that there is no information regarding this statement, hence it doesn’t necessarily mean that the statement is false at this location.</text:p>
      <text:p text:style-name="P1"/>
      <text:p text:style-name="P7">First, let’s start laying down <text:span text:style-name="T6">the basic propositional atoms and </text:span>the believes Alice has about the game situation regarding a single point in time:</text:p>
      <text:p text:style-name="P7"/>
      <text:p text:style-name="P12">Propositional Atoms:</text:p>
      <text:p text:style-name="P1"/>
      <text:p text:style-name="P1"><text:tab/>P_x: for all ships x, P_x indicates the positions where x is located on Bob’s board. </text:p>
      <text:p text:style-name="P1"><text:tab/><text:span text:style-name="T3">E.g, for Bob his Destroyer, we have P_Destroyer, denoting for each location whether a part of this Destroyer is located there.</text:span></text:p>
      <text:p text:style-name="P1"/>
      <text:p text:style-name="P1"><text:tab/><text:span text:style-name="T4">P^_x: Similar as P_x, except it indicates the ship positions of Alice instead of Bob.</text:span></text:p>
      <text:p text:style-name="P1"/>
      <text:p text:style-name="P1"><text:tab/><text:span text:style-name="T7">Alive_Bob(x): For all ships x from Bob, Alive_Bob(x) denotes whether Bob’s ships x is still alive. This is common knowledge, since both players know in the beginning which ships both players start out with, at which point all ships are ‘alive’. When a certain ship from Bob is killed, this is known to Bob, and after announcement also to Alice.</text:span></text:p>
      <text:p text:style-name="P1"/>
      <text:p text:style-name="P1"><text:tab/><text:span text:style-name="T7">Alive_Alice(x): Same as Alive_Bob, but regarding Alice her ships.</text:span></text:p>
      <text:p text:style-name="P1"/>
      <text:p text:style-name="P2"><text:tab/>H_<text:span text:style-name="T4">Bob</text:span>: The positions where Bob hit a part of Alice her ships.</text:p>
      <text:p text:style-name="P2"><text:tab/><text:span text:style-name="T3">E.g, if Bob shot Alice at a position (x,y), after which Alice says he hit something, H_Bob(x,y) will become true. </text:span></text:p>
      <text:p text:style-name="P2"><text:tab/><text:span text:style-name="T4">H_Bob will be considered ‘common knowledge’, since once a ship is hit, both Alice and Bob will know this.</text:span></text:p>
      <text:p text:style-name="P2"/>
      <text:p text:style-name="P2"><text:tab/><text:span text:style-name="T4">H_Alice: Since H_Bob is common knowledge, H_Alice is also common knowledge, hence known to Bob.</text:span></text:p>
      <text:p text:style-name="P2"/>
      <text:p text:style-name="P2"><text:tab/>S_<text:span text:style-name="T5">Bob</text:span>: The positions where Bob shot at Alice.</text:p>
      <text:p text:style-name="P2"><text:tab/><text:span text:style-name="T3">This is similar to H_Bob, except that S_Bob(x,y) will be considered true after a shot, regardless of whether a ship part of Alice was laying there. Also S_Bob is considered common knowledge, both players are informed about the event and the outcome.</text:span></text:p>
      <text:p text:style-name="P2"/>
      <text:p text:style-name="P2"><text:tab/><text:span text:style-name="T5">S_Alice: The positions where Alice shot at Bob. Since S_Bob is common knowledge, S_Alice is also common knowledge, hence known to Bob.</text:span></text:p>
      <text:p text:style-name="P1"/>
      <text:p text:style-name="P12">Believes and knowledge</text:p>
      <text:p text:style-name="P1"><text:span text:style-name="T5">For all propositions above (Y), except P^_x, it also holds that K_Bob(Y), since it is either his own board, or a proposition regarding common knowledge.</text:span></text:p>
      <text:p text:style-name="P1"/>
      <text:p text:style-name="P10"><text:span text:style-name="T10">&lt;COMMENT&gt;</text:span>For Bob it is hard to reason about the possible locations of Alice her ships (P^_x). At the start of the <text:s/>game, it is possible at all locations that a part of a ship of Alice is positioned <text:soft-page-break/>there. <text:span text:style-name="T9">After shooting at Alice her ships, and missing, counter evidence could be formed for possible ship locations.&lt;/COMMENT&gt;</text:span></text:p>
      <text:p text:style-name="P10"/>
      <text:p text:style-name="P11">Once Alice is hit by Bob at a position (x,y), Bob can reason about possible adjacent tiles where more parts of that ship could be.</text:p>
      <text:p text:style-name="P1"/>
      <text:p text:style-name="P9"><text:span text:style-name="T10">A_x</text:span>: for all Alice her ships x, <text:span text:style-name="T10">A</text:span>_x indicates <text:span text:style-name="T8">positions for each location whether a a part of x might be (in)directly adjacent to a place where Alice is already hit.</text:span></text:p>
      <text:p text:style-name="P9"/>
      <text:p text:style-name="P9"><text:s/><text:span text:style-name="T2">This is implemented using the information from H_Bob (Places where Bob hit Alice). If Bob hit Alice at some location, all Alice her remaining ships are considered. If an near-adjacent tile of the hit location is within the range of the ship’s length, this near-adjacent tile is considered a possible location same ship which is already hit.</text:span></text:p>
      <text:p text:style-name="P13"/>
      <text:p text:style-name="P14">Preference of State &amp; Intentions</text:p>
      <text:p text:style-name="P15">Each agent has a current state, which is are the total set of believes regarding the game in a single point in time. In each turn a agent has to perform an action, which is shooting at a arbitrary location on the opponents board, after which the agents state will be updated to a new one, including the newly gained information. </text:p>
      <text:p text:style-name="P15">When Bob plays, he can reason about his options, what Alice might do afterwards, and what Bob could do after these options. After considering the resulting states, Bob has to act according to his intentions. </text:p>
      <text:p text:style-name="P15">For this BDI-agent, the intentions are defined by ending up in a state with the highest possible preference. This preference is defined by a function of a given state, which is as follows:</text:p>
      <text:p text:style-name="P15">&lt;PREFERENCE FUNCTION&gt;</text:p>
      <text:p text:style-name="P9"/>
      <text:p text:style-name="P12">Reasoning in time<text:span text:style-name="T11">&lt;TODO/&gt;</text:span></text:p>
      <text:p text:style-name="P16">When Bob reasons what Alice might do after Bob did a certain, Bob has to reason ‘for Alice’, given <text:s/>what Bob knows what Alice knows. </text:p>
      <text:p text:style-name="P12"/>
      <text:p text:style-name="P12">Goals<text:span text:style-name="T11">&lt;/TODO&gt;</text:span></text:p>
      <text:p text:style-name="P2"/>
      <text:p text:style-name="P17">&lt;HIERONDER WORDT NOG AANGEPAST&gt;</text:p>
      <text:p text:style-name="P2"/>
      <text:p text:style-name="P4">Bob’s goal in the game is to hit all ship parts from Alice, which is also it’s intention. Bob’s believes during the game consists of the statements about the world above.</text:p>
      <text:p text:style-name="P2"/>
      <text:p text:style-name="P2">The agent currently decides on where to shoot using the following protocol:</text:p>
      <text:p text:style-name="P2"/>
      <text:p text:style-name="P2">Best shot:</text:p>
      <text:p text:style-name="P2">If there is a location where K(P^_x), <text:s/>where Bob didn’t fire yet at the location, Bob will fire at a this location.</text:p>
      <text:p text:style-name="P2"/>
      <text:p text:style-name="P2">Second best shot:</text:p>
      <text:p text:style-name="P2">If there is no possible ‘best shot’, Bob will fire according to the information from E(P^_x). Bob will take a sum of E(P^x) over all ships x, indicating the most probable location of another ship part. Also, Bob will take P_x into account, since Bob will give away information about the same location on his board when he fires. So, he will fire at a location with the highest probability of hitting, without <text:span text:style-name="T1">giving Alice information about his ships.</text:span></text:p>
      <text:p text:style-name="P2"/>
      <text:p text:style-name="P3">Third best shot:</text:p>
      <text:p text:style-name="P3"><text:soft-page-break/>The same as the second best shot, although it is not possible for Bob to not give away information on his ships. So he will fire at the location with the highest probability of hitting a ship, but he will give away information of a shippart of himself.</text:p>
      <text:p text:style-name="P3"/>
      <text:p text:style-name="P3">Fourth best shot:</text:p>
      <text:p text:style-name="P3">If the above three strategies don’t lead to a new informed shot, Bob will fire at a pseudo-random location where he didn’t fire at befo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23:01:52.482806757</meta:creation-date>
    <dc:date>2018-06-18T19:11:50.270028822</dc:date>
    <meta:editing-duration>PT24M57S</meta:editing-duration>
    <meta:editing-cycles>6</meta:editing-cycles>
    <meta:generator>LibreOffice/5.1.6.2$Linux_X86_64 LibreOffice_project/10m0$Build-2</meta:generator>
    <meta:document-statistic meta:table-count="0" meta:image-count="0" meta:object-count="0" meta:page-count="3" meta:paragraph-count="42" meta:word-count="978" meta:character-count="5681" meta:non-whitespace-character-count="4724"/>
  </office:meta>
</office:document-meta>
</file>